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b29" officeooo:paragraph-rsid="001edb29"/>
    </style:style>
    <style:style style:name="P2" style:family="paragraph" style:parent-style-name="Standard">
      <style:text-properties officeooo:rsid="001edb29" officeooo:paragraph-rsid="0022a498"/>
    </style:style>
    <style:style style:name="P3" style:family="paragraph" style:parent-style-name="Standard">
      <style:text-properties officeooo:rsid="001edb29" officeooo:paragraph-rsid="00231d75"/>
    </style:style>
    <style:style style:name="P4" style:family="paragraph" style:parent-style-name="Standard">
      <style:text-properties officeooo:rsid="0020b871" officeooo:paragraph-rsid="0020b871"/>
    </style:style>
    <style:style style:name="P5" style:family="paragraph" style:parent-style-name="Standard">
      <style:text-properties officeooo:rsid="0022a498" officeooo:paragraph-rsid="0022a498"/>
    </style:style>
    <style:style style:name="P6" style:family="paragraph" style:parent-style-name="Standard">
      <style:text-properties officeooo:rsid="0022a498" officeooo:paragraph-rsid="0022a498"/>
    </style:style>
    <style:style style:name="P7" style:family="paragraph" style:parent-style-name="Standard">
      <style:text-properties officeooo:rsid="001edb29" officeooo:paragraph-rsid="00231d75"/>
    </style:style>
    <style:style style:name="P8" style:family="paragraph" style:parent-style-name="Standard">
      <style:text-properties officeooo:rsid="00288ef1" officeooo:paragraph-rsid="00288ef1"/>
    </style:style>
    <style:style style:name="T1" style:family="text">
      <style:text-properties officeooo:rsid="0020b871"/>
    </style:style>
    <style:style style:name="T2" style:family="text">
      <style:text-properties officeooo:rsid="0020d069"/>
    </style:style>
    <style:style style:name="T3" style:family="text">
      <style:text-properties officeooo:rsid="0022a498"/>
    </style:style>
    <style:style style:name="T4" style:family="text">
      <style:text-properties officeooo:rsid="00249ea2"/>
    </style:style>
    <style:style style:name="T5" style:family="text">
      <style:text-properties officeooo:rsid="002659e7"/>
    </style:style>
    <style:style style:name="T6" style:family="text">
      <style:text-properties officeooo:rsid="00288e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update </text:p>
      <text:p text:style-name="P3">java -version <text:s text:c="15"/>//check for java 7 or higher</text:p>
      <text:p text:style-name="P3">sudo apt-get install ssh </text:p>
      <text:p text:style-name="P3">sudo apt-get install rsync </text:p>
      <text:p text:style-name="P1"/>
      <text:p text:style-name="P1">ssh-keygen -t rsa </text:p>
      <text:p text:style-name="P1">cat .ssh/id_rsa.pub &gt;&gt; .ssh/authorized_keys </text:p>
      <text:p text:style-name="P1">chmod 0600 ~/.ssh/authorized_keys </text:p>
      <text:p text:style-name="P1">ssh localhost </text:p>
      <text:p text:style-name="P1">logout </text:p>
      <text:p text:style-name="P1"/>
      <text:p text:style-name="P1">tar xzvf hadoop-2.9.1.tar.gz </text:p>
      <text:p text:style-name="P1">ln -s <text:span text:style-name="T1">~</text:span>/hadoop-2.<text:span text:style-name="T1">9.1</text:span> <text:s/><text:span text:style-name="T4">~</text:span>/hadoop </text:p>
      <text:p text:style-name="P1">sudo nano <text:span text:style-name="T5">~/</text:span>.bashrc </text:p>
      <text:p text:style-name="P4">-----copy HADOOP_HOME and JAVA_HOME <text:span text:style-name="T2">path</text:span></text:p>
      <text:p text:style-name="P1"/>
      <text:p text:style-name="P1">cd hadoop</text:p>
      <text:p text:style-name="P1"><text:span text:style-name="T3">nano </text:span>etc/hadoop/hadoop-env.sh </text:p>
      <text:p text:style-name="P1"><text:s/>-----<text:span text:style-name="T3">copy JAVA_HOME path</text:span></text:p>
      <text:p text:style-name="P1">nano etc/hadoop/core-site.xml </text:p>
      <text:p text:style-name="P1">------<text:span text:style-name="T3">copy</text:span></text:p>
      <text:p text:style-name="P5">&lt;property&gt; </text:p>
      <text:p text:style-name="P5"><text:s text:c="8"/>&lt;name&gt;fs.defaultFS&lt;/name&gt; </text:p>
      <text:p text:style-name="P5"><text:s text:c="8"/>&lt;value&gt;hdfs://localhost:9000&lt;/value&gt; </text:p>
      <text:p text:style-name="P5"><text:s text:c="4"/>&lt;/property&gt; </text:p>
      <text:p text:style-name="P1"/>
      <text:p text:style-name="P1">nano etc/hadoop/hdfs-site.xml </text:p>
      <text:p text:style-name="P2"><text:s/>---<text:span text:style-name="T3">copy </text:span></text:p>
      <text:p text:style-name="P5"><text:s text:c="4"/>&lt;property&gt; </text:p>
      <text:p text:style-name="P5"><text:s text:c="8"/>&lt;name&gt;dfs.replication&lt;/name&gt; </text:p>
      <text:p text:style-name="P5"><text:s text:c="8"/>&lt;value&gt;1&lt;/value&gt; </text:p>
      <text:p text:style-name="P5"><text:s text:c="4"/>&lt;/property&gt; </text:p>
      <text:p text:style-name="P5"/>
      <text:p text:style-name="P1">bin/hdfs namenode -format </text:p>
      <text:p text:style-name="P1"><text:span text:style-name="T3">s</text:span>bin/start-all.sh </text:p>
      <text:p text:style-name="P1"><text:s text:c="3"/></text:p>
      <text:p text:style-name="P1">sbin/stop-all.sh </text:p>
      <text:p text:style-name="P1"><text:s text:c="2"/></text:p>
      <text:p text:style-name="P1"/>
      <text:p text:style-name="P1">export PATH=/usr/lib/jvm/java-8-oracle/bin:${PATH} </text:p>
      <text:p text:style-name="P2">export HADOOP_CLASSPATH=${JAVA_HOME}/lib/tools.jar </text:p>
      <text:p text:style-name="P2"><text:s/></text:p>
      <text:p text:style-name="P3">---<text:span text:style-name="T3">execute program</text:span></text:p>
      <text:p text:style-name="P8">bin/hadoop com.sun.tools.javac.Main Movie.java</text:p>
      <text:p text:style-name="P8">jar cf mv.jar Movie*.class</text:p>
      <text:p text:style-name="P8"/>
      <text:p text:style-name="P8">bin/hadoop fs -mkdir -p /user/comp-sl1-5/input4</text:p>
      <text:p text:style-name="P8">bin/hadoop fs -copyFromLocal rat.csv /user/comp-sl1-5/input4</text:p>
      <text:p text:style-name="P8">bin/hadoop jar mv.jar Movie input4 output4</text:p>
      <text:p text:style-name="P1"><text:s text:c="5"/></text:p>
      <text:p text:style-name="P1">bin/hadoop fs -copyToLocal output<text:span text:style-name="T6">4</text:span>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2:38:36.817502588</meta:creation-date>
    <dc:date>2018-10-16T00:38:37.381933894</dc:date>
    <meta:editing-duration>PT19M2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44" meta:word-count="112" meta:character-count="1163" meta:non-whitespace-character-count="989"/>
  </office:meta>
</office:document-meta>
</file>